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1a370a" officeooo:paragraph-rsid="001a370a"/>
    </style:style>
    <style:style style:name="P2" style:family="paragraph" style:parent-style-name="Standard">
      <style:paragraph-properties fo:text-align="center" style:justify-single-word="false"/>
      <style:text-properties fo:language="pt" fo:country="PT" officeooo:rsid="001a370a" officeooo:paragraph-rsid="001a3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URSÃO</text:p>
      <text:p text:style-name="P1"/>
      <text:p text:style-name="P1"><text:tab/>Dizemos que uma função é recursiva se em sua definição a própria função é utilizada.</text:p>
      <text:p text:style-name="P1">EX: N fatorial é N vezes N-1 fatorial</text:p>
      <text:p text:style-name="P1">EX2: 2 ^ n = 1, se n=0; 2.2 ^ n-1, n &gt; 0</text:p>
      <text:p text:style-name="P1">EX3: Fibonacci </text:p>
      <text:p text:style-name="P1"/>
      <text:p text:style-name="P1"><text:tab/>Em Computação dizemos que uma função é recursiva se dentro do corpo da função temos uma chamada para ela própria. Nem todas as linguagens de programação implementam recurs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8:51:34.174064095</meta:creation-date>
    <dc:date>2018-08-28T08:57:18.903006662</dc:date>
    <meta:editing-duration>PT5M49S</meta:editing-duration>
    <meta:editing-cycles>1</meta:editing-cycles>
    <meta:document-statistic meta:table-count="0" meta:image-count="0" meta:object-count="0" meta:page-count="1" meta:paragraph-count="6" meta:word-count="68" meta:character-count="360" meta:non-whitespace-character-count="295"/>
    <meta:generator>LibreOffice/6.0.3.2$Linux_X86_64 LibreOffice_project/00m0$Build-2</meta:generator>
  </office:meta>
</office:document-meta>
</file>